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30">
      <style:table-cell-properties fo:background-color="#FFFF00"/>
    </style:style>
    <style:style style:name="ce5" style:family="table-cell" style:parent-style-name="Default" style:data-style-name="N0">
      <style:table-cell-properties fo:background-color="#FFF200"/>
    </style:style>
    <style:style style:name="ce6" style:family="table-cell" style:parent-style-name="Default" style:data-style-name="N30">
      <style:table-cell-properties fo:background-color="#FFF200"/>
    </style:style>
    <style:style style:name="co1" style:family="table-column">
      <style:table-column-properties fo:break-before="auto" style:column-width="9.2075cm"/>
    </style:style>
    <style:style style:name="co2" style:family="table-column">
      <style:table-column-properties fo:break-before="auto" style:column-width="5.92666666666667cm"/>
    </style:style>
    <style:style style:name="co3" style:family="table-column">
      <style:table-column-properties fo:break-before="auto" style:column-width="2.03729166666667cm"/>
    </style:style>
    <style:style style:name="co4" style:family="table-column">
      <style:table-column-properties fo:break-before="auto" style:column-width="0.423333333333333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1.56104166666667cm"/>
    </style:style>
    <style:style style:name="co7" style:family="table-column">
      <style:table-column-properties fo:break-before="auto" style:column-width="5.34458333333333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8.51958333333333cm"/>
    </style:style>
    <style:style style:name="co11" style:family="table-column">
      <style:table-column-properties fo:break-before="auto" style:column-width="5.76791666666667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5.476875cm"/>
    </style:style>
    <style:style style:name="co14" style:family="table-column">
      <style:table-column-properties fo:break-before="auto" style:column-width="4.471458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RANJ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hora_ini</text:p>
          </table:table-cell>
          <table:table-cell office:value-type="string" table:style-name="ce1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tina 90 Mediodía 12:00 <text:s/>a 15:00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00:00" table:formula="of:=COM.MICROSOFT.CONCAT([.C2];[.D2];[.E2])" table:style-name="ce1">
            <text:p>2021-11-19 12:00:00</text:p>
          </table:table-cell>
          <table:table-cell office:value-type="string" office:string-value="2021-11-19 15:00:00" table:formula="of:=COM.MICROSOFT.CONCAT([.C2];[.D2];[.F2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00:00" table:formula="of:=COM.MICROSOFT.CONCAT([.C3];[.D3];[.E3])" table:style-name="ce1">
            <text:p>2021-11-20 12:00:00</text:p>
          </table:table-cell>
          <table:table-cell office:value-type="string" office:string-value="2021-11-20 15:00:00" table:formula="of:=COM.MICROSOFT.CONCAT([.C3];[.D3];[.F3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00:00" table:formula="of:=COM.MICROSOFT.CONCAT([.C4];[.D4];[.E4])" table:style-name="ce1">
            <text:p>2021-11-21 12:00:00</text:p>
          </table:table-cell>
          <table:table-cell office:value-type="string" office:string-value="2021-11-21 15:00:00" table:formula="of:=COM.MICROSOFT.CONCAT([.C4];[.D4];[.F4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00:00" table:formula="of:=COM.MICROSOFT.CONCAT([.C5];[.D5];[.E5])" table:style-name="ce1">
            <text:p>2021-11-22 12:00:00</text:p>
          </table:table-cell>
          <table:table-cell office:value-type="string" office:string-value="2021-11-22 15:00:00" table:formula="of:=COM.MICROSOFT.CONCAT([.C5];[.D5];[.F5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00:00" table:formula="of:=COM.MICROSOFT.CONCAT([.C6];[.D6];[.E6])" table:style-name="ce1">
            <text:p>2021-11-23 12:00:00</text:p>
          </table:table-cell>
          <table:table-cell office:value-type="string" office:string-value="2021-11-23 15:00:00" table:formula="of:=COM.MICROSOFT.CONCAT([.C6];[.D6];[.F6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00:00" table:formula="of:=COM.MICROSOFT.CONCAT([.C7];[.D7];[.E7])" table:style-name="ce1">
            <text:p>2021-11-24 12:00:00</text:p>
          </table:table-cell>
          <table:table-cell office:value-type="string" office:string-value="2021-11-24 15:00:00" table:formula="of:=COM.MICROSOFT.CONCAT([.C7];[.D7];[.F7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00:00" table:formula="of:=COM.MICROSOFT.CONCAT([.C8];[.D8];[.E8])" table:style-name="ce1">
            <text:p>2021-11-25 12:00:00</text:p>
          </table:table-cell>
          <table:table-cell office:value-type="string" office:string-value="2021-11-25 15:00:00" table:formula="of:=COM.MICROSOFT.CONCAT([.C8];[.D8];[.F8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:00 <text:s/>a 15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00:00" table:formula="of:=COM.MICROSOFT.CONCAT([.C9];[.D9];[.E9])" table:style-name="ce1">
            <text:p>2021-11-19 12:00:00</text:p>
          </table:table-cell>
          <table:table-cell office:value-type="string" office:string-value="2021-11-19 15:00:00" table:formula="of:=COM.MICROSOFT.CONCAT([.C9];[.D9];[.F9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00:00" table:formula="of:=COM.MICROSOFT.CONCAT([.C10];[.D10];[.E10])" table:style-name="ce1">
            <text:p>2021-11-20 12:00:00</text:p>
          </table:table-cell>
          <table:table-cell office:value-type="string" office:string-value="2021-11-20 15:00:00" table:formula="of:=COM.MICROSOFT.CONCAT([.C10];[.D10];[.F10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00:00" table:formula="of:=COM.MICROSOFT.CONCAT([.C11];[.D11];[.E11])" table:style-name="ce1">
            <text:p>2021-11-21 12:00:00</text:p>
          </table:table-cell>
          <table:table-cell office:value-type="string" office:string-value="2021-11-21 15:00:00" table:formula="of:=COM.MICROSOFT.CONCAT([.C11];[.D11];[.F11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00:00" table:formula="of:=COM.MICROSOFT.CONCAT([.C12];[.D12];[.E12])" table:style-name="ce1">
            <text:p>2021-11-22 12:00:00</text:p>
          </table:table-cell>
          <table:table-cell office:value-type="string" office:string-value="2021-11-22 15:00:00" table:formula="of:=COM.MICROSOFT.CONCAT([.C12];[.D12];[.F12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00:00" table:formula="of:=COM.MICROSOFT.CONCAT([.C13];[.D13];[.E13])" table:style-name="ce1">
            <text:p>2021-11-23 12:00:00</text:p>
          </table:table-cell>
          <table:table-cell office:value-type="string" office:string-value="2021-11-23 15:00:00" table:formula="of:=COM.MICROSOFT.CONCAT([.C13];[.D13];[.F13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00:00" table:formula="of:=COM.MICROSOFT.CONCAT([.C14];[.D14];[.E14])" table:style-name="ce1">
            <text:p>2021-11-24 12:00:00</text:p>
          </table:table-cell>
          <table:table-cell office:value-type="string" office:string-value="2021-11-24 15:00:00" table:formula="of:=COM.MICROSOFT.CONCAT([.C14];[.D14];[.F14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00:00" table:formula="of:=COM.MICROSOFT.CONCAT([.C15];[.D15];[.E15])" table:style-name="ce1">
            <text:p>2021-11-25 12:00:00</text:p>
          </table:table-cell>
          <table:table-cell office:value-type="string" office:string-value="2021-11-25 15:00:00" table:formula="of:=COM.MICROSOFT.CONCAT([.C15];[.D15];[.F15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12:00 <text:s/>a 14:00</text:p>
          </table:table-cell>
          <table:table-cell office:value-type="string" table:style-name="ce1">
            <text:p>CANAL 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19 12:00:00" table:formula="of:=COM.MICROSOFT.CONCAT([.C16];[.D16];[.E16])" table:style-name="ce1">
            <text:p>2021-11-19 12:00:00</text:p>
          </table:table-cell>
          <table:table-cell office:value-type="string" office:string-value="2021-11-19 14:00:00" table:formula="of:=COM.MICROSOFT.CONCAT([.C16];[.D16];[.F16])" table:style-name="ce1">
            <text:p>2021-11-19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0 12:00:00" table:formula="of:=COM.MICROSOFT.CONCAT([.C17];[.D17];[.E17])" table:style-name="ce1">
            <text:p>2021-11-20 12:00:00</text:p>
          </table:table-cell>
          <table:table-cell office:value-type="string" office:string-value="2021-11-20 14:00:00" table:formula="of:=COM.MICROSOFT.CONCAT([.C17];[.D17];[.F17])" table:style-name="ce1">
            <text:p>2021-11-20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1 12:00:00" table:formula="of:=COM.MICROSOFT.CONCAT([.C18];[.D18];[.E18])" table:style-name="ce1">
            <text:p>2021-11-21 12:00:00</text:p>
          </table:table-cell>
          <table:table-cell office:value-type="string" office:string-value="2021-11-21 14:00:00" table:formula="of:=COM.MICROSOFT.CONCAT([.C18];[.D18];[.F18])" table:style-name="ce1">
            <text:p>2021-11-21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2 12:00:00" table:formula="of:=COM.MICROSOFT.CONCAT([.C19];[.D19];[.E19])" table:style-name="ce1">
            <text:p>2021-11-22 12:00:00</text:p>
          </table:table-cell>
          <table:table-cell office:value-type="string" office:string-value="2021-11-22 14:00:00" table:formula="of:=COM.MICROSOFT.CONCAT([.C19];[.D19];[.F19])" table:style-name="ce1">
            <text:p>2021-11-22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3 12:00:00" table:formula="of:=COM.MICROSOFT.CONCAT([.C20];[.D20];[.E20])" table:style-name="ce1">
            <text:p>2021-11-23 12:00:00</text:p>
          </table:table-cell>
          <table:table-cell office:value-type="string" office:string-value="2021-11-23 14:00:00" table:formula="of:=COM.MICROSOFT.CONCAT([.C20];[.D20];[.F20])" table:style-name="ce1">
            <text:p>2021-11-23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4 12:00:00" table:formula="of:=COM.MICROSOFT.CONCAT([.C21];[.D21];[.E21])" table:style-name="ce1">
            <text:p>2021-11-24 12:00:00</text:p>
          </table:table-cell>
          <table:table-cell office:value-type="string" office:string-value="2021-11-24 14:00:00" table:formula="of:=COM.MICROSOFT.CONCAT([.C21];[.D21];[.F21])" table:style-name="ce1">
            <text:p>2021-11-24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5 12:00:00" table:formula="of:=COM.MICROSOFT.CONCAT([.C22];[.D22];[.E22])" table:style-name="ce1">
            <text:p>2021-11-25 12:00:00</text:p>
          </table:table-cell>
          <table:table-cell office:value-type="string" office:string-value="2021-11-25 14:00:00" table:formula="of:=COM.MICROSOFT.CONCAT([.C22];[.D22];[.F22])" table:style-name="ce1">
            <text:p>2021-11-25 14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12:30 a 15:00</text:p>
          </table:table-cell>
          <table:table-cell office:value-type="string" table:style-name="ce1">
            <text:p>PANAMERICAN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30:00" table:formula="of:=COM.MICROSOFT.CONCAT([.C23];[.D23];[.E23])" table:style-name="ce1">
            <text:p>2021-11-19 12:30:00</text:p>
          </table:table-cell>
          <table:table-cell office:value-type="string" office:string-value="2021-11-19 15:00:00" table:formula="of:=COM.MICROSOFT.CONCAT([.C23];[.D23];[.F23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30:00" table:formula="of:=COM.MICROSOFT.CONCAT([.C24];[.D24];[.E24])" table:style-name="ce1">
            <text:p>2021-11-20 12:30:00</text:p>
          </table:table-cell>
          <table:table-cell office:value-type="string" office:string-value="2021-11-20 15:00:00" table:formula="of:=COM.MICROSOFT.CONCAT([.C24];[.D24];[.F24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30:00" table:formula="of:=COM.MICROSOFT.CONCAT([.C25];[.D25];[.E25])" table:style-name="ce1">
            <text:p>2021-11-21 12:30:00</text:p>
          </table:table-cell>
          <table:table-cell office:value-type="string" office:string-value="2021-11-21 15:00:00" table:formula="of:=COM.MICROSOFT.CONCAT([.C25];[.D25];[.F25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30:00" table:formula="of:=COM.MICROSOFT.CONCAT([.C26];[.D26];[.E26])" table:style-name="ce1">
            <text:p>2021-11-22 12:30:00</text:p>
          </table:table-cell>
          <table:table-cell office:value-type="string" office:string-value="2021-11-22 15:00:00" table:formula="of:=COM.MICROSOFT.CONCAT([.C26];[.D26];[.F26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30:00" table:formula="of:=COM.MICROSOFT.CONCAT([.C27];[.D27];[.E27])" table:style-name="ce1">
            <text:p>2021-11-23 12:30:00</text:p>
          </table:table-cell>
          <table:table-cell office:value-type="string" office:string-value="2021-11-23 15:00:00" table:formula="of:=COM.MICROSOFT.CONCAT([.C27];[.D27];[.F27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30:00" table:formula="of:=COM.MICROSOFT.CONCAT([.C28];[.D28];[.E28])" table:style-name="ce1">
            <text:p>2021-11-24 12:30:00</text:p>
          </table:table-cell>
          <table:table-cell office:value-type="string" office:string-value="2021-11-24 15:00:00" table:formula="of:=COM.MICROSOFT.CONCAT([.C28];[.D28];[.F28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30:00" table:formula="of:=COM.MICROSOFT.CONCAT([.C29];[.D29];[.E29])" table:style-name="ce1">
            <text:p>2021-11-25 12:30:00</text:p>
          </table:table-cell>
          <table:table-cell office:value-type="string" office:string-value="2021-11-25 15:00:00" table:formula="of:=COM.MICROSOFT.CONCAT([.C29];[.D29];[.F29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00 a 15:00</text:p>
          </table:table-cell>
          <table:table-cell office:value-type="string" table:style-name="ce1">
            <text:p>RPP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00:00" table:formula="of:=COM.MICROSOFT.CONCAT([.C30];[.D30];[.E30])" table:style-name="ce1">
            <text:p>2021-11-19 13:00:00</text:p>
          </table:table-cell>
          <table:table-cell office:value-type="string" office:string-value="2021-11-19 15:00:00" table:formula="of:=COM.MICROSOFT.CONCAT([.C30];[.D30];[.F30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00:00" table:formula="of:=COM.MICROSOFT.CONCAT([.C31];[.D31];[.E31])" table:style-name="ce1">
            <text:p>2021-11-20 13:00:00</text:p>
          </table:table-cell>
          <table:table-cell office:value-type="string" office:string-value="2021-11-20 15:00:00" table:formula="of:=COM.MICROSOFT.CONCAT([.C31];[.D31];[.F31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00:00" table:formula="of:=COM.MICROSOFT.CONCAT([.C32];[.D32];[.E32])" table:style-name="ce1">
            <text:p>2021-11-21 13:00:00</text:p>
          </table:table-cell>
          <table:table-cell office:value-type="string" office:string-value="2021-11-21 15:00:00" table:formula="of:=COM.MICROSOFT.CONCAT([.C32];[.D32];[.F32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00:00" table:formula="of:=COM.MICROSOFT.CONCAT([.C33];[.D33];[.E33])" table:style-name="ce1">
            <text:p>2021-11-22 13:00:00</text:p>
          </table:table-cell>
          <table:table-cell office:value-type="string" office:string-value="2021-11-22 15:00:00" table:formula="of:=COM.MICROSOFT.CONCAT([.C33];[.D33];[.F33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00:00" table:formula="of:=COM.MICROSOFT.CONCAT([.C34];[.D34];[.E34])" table:style-name="ce1">
            <text:p>2021-11-23 13:00:00</text:p>
          </table:table-cell>
          <table:table-cell office:value-type="string" office:string-value="2021-11-23 15:00:00" table:formula="of:=COM.MICROSOFT.CONCAT([.C34];[.D34];[.F34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00:00" table:formula="of:=COM.MICROSOFT.CONCAT([.C35];[.D35];[.E35])" table:style-name="ce1">
            <text:p>2021-11-24 13:00:00</text:p>
          </table:table-cell>
          <table:table-cell office:value-type="string" office:string-value="2021-11-24 15:00:00" table:formula="of:=COM.MICROSOFT.CONCAT([.C35];[.D35];[.F35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00:00" table:formula="of:=COM.MICROSOFT.CONCAT([.C36];[.D36];[.E36])" table:style-name="ce1">
            <text:p>2021-11-25 13:00:00</text:p>
          </table:table-cell>
          <table:table-cell office:value-type="string" office:string-value="2021-11-25 15:00:00" table:formula="of:=COM.MICROSOFT.CONCAT([.C36];[.D36];[.F36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00 a 15:00</text:p>
          </table:table-cell>
          <table:table-cell office:value-type="string" table:style-name="ce1">
            <text:p>CANAL 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00:00" table:formula="of:=COM.MICROSOFT.CONCAT([.C37];[.D37];[.E37])" table:style-name="ce1">
            <text:p>2021-11-19 13:00:00</text:p>
          </table:table-cell>
          <table:table-cell office:value-type="string" office:string-value="2021-11-19 15:00:00" table:formula="of:=COM.MICROSOFT.CONCAT([.C37];[.D37];[.F37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00:00" table:formula="of:=COM.MICROSOFT.CONCAT([.C38];[.D38];[.E38])" table:style-name="ce1">
            <text:p>2021-11-20 13:00:00</text:p>
          </table:table-cell>
          <table:table-cell office:value-type="string" office:string-value="2021-11-20 15:00:00" table:formula="of:=COM.MICROSOFT.CONCAT([.C38];[.D38];[.F38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00:00" table:formula="of:=COM.MICROSOFT.CONCAT([.C39];[.D39];[.E39])" table:style-name="ce1">
            <text:p>2021-11-21 13:00:00</text:p>
          </table:table-cell>
          <table:table-cell office:value-type="string" office:string-value="2021-11-21 15:00:00" table:formula="of:=COM.MICROSOFT.CONCAT([.C39];[.D39];[.F39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00:00" table:formula="of:=COM.MICROSOFT.CONCAT([.C40];[.D40];[.E40])" table:style-name="ce1">
            <text:p>2021-11-22 13:00:00</text:p>
          </table:table-cell>
          <table:table-cell office:value-type="string" office:string-value="2021-11-22 15:00:00" table:formula="of:=COM.MICROSOFT.CONCAT([.C40];[.D40];[.F40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00:00" table:formula="of:=COM.MICROSOFT.CONCAT([.C41];[.D41];[.E41])" table:style-name="ce1">
            <text:p>2021-11-23 13:00:00</text:p>
          </table:table-cell>
          <table:table-cell office:value-type="string" office:string-value="2021-11-23 15:00:00" table:formula="of:=COM.MICROSOFT.CONCAT([.C41];[.D41];[.F41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00:00" table:formula="of:=COM.MICROSOFT.CONCAT([.C42];[.D42];[.E42])" table:style-name="ce1">
            <text:p>2021-11-24 13:00:00</text:p>
          </table:table-cell>
          <table:table-cell office:value-type="string" office:string-value="2021-11-24 15:00:00" table:formula="of:=COM.MICROSOFT.CONCAT([.C42];[.D42];[.F42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00:00" table:formula="of:=COM.MICROSOFT.CONCAT([.C43];[.D43];[.E43])" table:style-name="ce1">
            <text:p>2021-11-25 13:00:00</text:p>
          </table:table-cell>
          <table:table-cell office:value-type="string" office:string-value="2021-11-25 15:00:00" table:formula="of:=COM.MICROSOFT.CONCAT([.C43];[.D43];[.F43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30 a 15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30:00" table:formula="of:=COM.MICROSOFT.CONCAT([.C44];[.D44];[.E44])" table:style-name="ce1">
            <text:p>2021-11-19 13:30:00</text:p>
          </table:table-cell>
          <table:table-cell office:value-type="string" office:string-value="2021-11-19 15:00:00" table:formula="of:=COM.MICROSOFT.CONCAT([.C44];[.D44];[.F44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30:00" table:formula="of:=COM.MICROSOFT.CONCAT([.C45];[.D45];[.E45])" table:style-name="ce1">
            <text:p>2021-11-20 13:30:00</text:p>
          </table:table-cell>
          <table:table-cell office:value-type="string" office:string-value="2021-11-20 15:00:00" table:formula="of:=COM.MICROSOFT.CONCAT([.C45];[.D45];[.F45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30:00" table:formula="of:=COM.MICROSOFT.CONCAT([.C46];[.D46];[.E46])" table:style-name="ce1">
            <text:p>2021-11-21 13:30:00</text:p>
          </table:table-cell>
          <table:table-cell office:value-type="string" office:string-value="2021-11-21 15:00:00" table:formula="of:=COM.MICROSOFT.CONCAT([.C46];[.D46];[.F46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30:00" table:formula="of:=COM.MICROSOFT.CONCAT([.C47];[.D47];[.E47])" table:style-name="ce1">
            <text:p>2021-11-22 13:30:00</text:p>
          </table:table-cell>
          <table:table-cell office:value-type="string" office:string-value="2021-11-22 15:00:00" table:formula="of:=COM.MICROSOFT.CONCAT([.C47];[.D47];[.F47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30:00" table:formula="of:=COM.MICROSOFT.CONCAT([.C48];[.D48];[.E48])" table:style-name="ce1">
            <text:p>2021-11-23 13:30:00</text:p>
          </table:table-cell>
          <table:table-cell office:value-type="string" office:string-value="2021-11-23 15:00:00" table:formula="of:=COM.MICROSOFT.CONCAT([.C48];[.D48];[.F48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30:00" table:formula="of:=COM.MICROSOFT.CONCAT([.C49];[.D49];[.E49])" table:style-name="ce1">
            <text:p>2021-11-24 13:30:00</text:p>
          </table:table-cell>
          <table:table-cell office:value-type="string" office:string-value="2021-11-24 15:00:00" table:formula="of:=COM.MICROSOFT.CONCAT([.C49];[.D49];[.F49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30:00" table:formula="of:=COM.MICROSOFT.CONCAT([.C50];[.D50];[.E50])" table:style-name="ce1">
            <text:p>2021-11-25 13:30:00</text:p>
          </table:table-cell>
          <table:table-cell office:value-type="string" office:string-value="2021-11-25 15:00:00" table:formula="of:=COM.MICROSOFT.CONCAT([.C50];[.D50];[.F50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:00 a 15:00</text:p>
          </table:table-cell>
          <table:table-cell office:value-type="string" table:style-name="ce1">
            <text:p>WILLAX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4:00:00" table:formula="of:=COM.MICROSOFT.CONCAT([.C51];[.D51];[.E51])" table:style-name="ce1">
            <text:p>2021-11-19 14:00:00</text:p>
          </table:table-cell>
          <table:table-cell office:value-type="string" office:string-value="2021-11-19 15:00:00" table:formula="of:=COM.MICROSOFT.CONCAT([.C51];[.D51];[.F51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4:00:00" table:formula="of:=COM.MICROSOFT.CONCAT([.C52];[.D52];[.E52])" table:style-name="ce1">
            <text:p>2021-11-20 14:00:00</text:p>
          </table:table-cell>
          <table:table-cell office:value-type="string" office:string-value="2021-11-20 15:00:00" table:formula="of:=COM.MICROSOFT.CONCAT([.C52];[.D52];[.F52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4:00:00" table:formula="of:=COM.MICROSOFT.CONCAT([.C53];[.D53];[.E53])" table:style-name="ce1">
            <text:p>2021-11-21 14:00:00</text:p>
          </table:table-cell>
          <table:table-cell office:value-type="string" office:string-value="2021-11-21 15:00:00" table:formula="of:=COM.MICROSOFT.CONCAT([.C53];[.D53];[.F53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4:00:00" table:formula="of:=COM.MICROSOFT.CONCAT([.C54];[.D54];[.E54])" table:style-name="ce1">
            <text:p>2021-11-22 14:00:00</text:p>
          </table:table-cell>
          <table:table-cell office:value-type="string" office:string-value="2021-11-22 15:00:00" table:formula="of:=COM.MICROSOFT.CONCAT([.C54];[.D54];[.F54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4:00:00" table:formula="of:=COM.MICROSOFT.CONCAT([.C55];[.D55];[.E55])" table:style-name="ce1">
            <text:p>2021-11-23 14:00:00</text:p>
          </table:table-cell>
          <table:table-cell office:value-type="string" office:string-value="2021-11-23 15:00:00" table:formula="of:=COM.MICROSOFT.CONCAT([.C55];[.D55];[.F55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4:00:00" table:formula="of:=COM.MICROSOFT.CONCAT([.C56];[.D56];[.E56])" table:style-name="ce1">
            <text:p>2021-11-24 14:00:00</text:p>
          </table:table-cell>
          <table:table-cell office:value-type="string" office:string-value="2021-11-24 15:00:00" table:formula="of:=COM.MICROSOFT.CONCAT([.C56];[.D56];[.F56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4:00:00" table:formula="of:=COM.MICROSOFT.CONCAT([.C57];[.D57];[.E57])" table:style-name="ce1">
            <text:p>2021-11-25 14:00:00</text:p>
          </table:table-cell>
          <table:table-cell office:value-type="string" office:string-value="2021-11-25 15:00:00" table:formula="of:=COM.MICROSOFT.CONCAT([.C57];[.D57];[.F57])" table:style-name="ce1">
            <text:p>2021-11-25 15:00:00</text:p>
          </table:table-cell>
          <table:table-cell table:number-columns-repeated="16376"/>
        </table:table-row>
        <table:table-row table:number-rows-repeated="7" table:style-name="ro1">
          <table:table-cell table:number-columns-repeated="2"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78" table:style-name="ce1"/>
        </table:table-row>
        <table:table-row table:number-rows-repeated="66" table:style-name="ro1">
          <table:table-cell table:number-columns-repeated="2"/>
          <table:table-cell table:style-name="ce2"/>
          <table:table-cell table:style-name="ce1"/>
          <table:table-cell table:number-columns-repeated="2" table:style-name="ce2"/>
          <table:table-cell table:number-columns-repeated="16378"/>
        </table:table-row>
        <table:table-row table:number-rows-repeated="1048446" table:style-name="ro1">
          <table:table-cell table:number-columns-repeated="16384"/>
        </table:table-row>
      </table:table>
      <table:table table:name="franjas2" table:style-name="ta2">
        <table:table-column table:style-name="co10" table:default-cell-style-name="ce1"/>
        <table:table-column table:style-name="co11" table:default-cell-style-name="ce1"/>
        <table:table-column table:style-name="co12" table:number-columns-repeated="4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hora_ini</text:p>
          </table:table-cell>
          <table:table-cell office:value-type="string" table:style-name="ce1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tina Notici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5-01 05:00:00" table:formula="of:=COM.MICROSOFT.CONCAT([.C2];[.D2];[.E2])" table:style-name="ce1">
            <text:p>2023-05-01 05:00:00</text:p>
          </table:table-cell>
          <table:table-cell office:value-type="string" office:string-value="2023-05-01 09:00:00" table:formula="of:=COM.MICROSOFT.CONCAT([.C2];[.D2];[.F2])" table:style-name="ce1">
            <text:p>2023-05-01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5-02 05:00:00" table:formula="of:=COM.MICROSOFT.CONCAT([.C3];[.D3];[.E3])" table:style-name="ce1">
            <text:p>2023-05-02 05:00:00</text:p>
          </table:table-cell>
          <table:table-cell office:value-type="string" office:string-value="2023-05-02 09:00:00" table:formula="of:=COM.MICROSOFT.CONCAT([.C3];[.D3];[.F3])" table:style-name="ce1">
            <text:p>2023-05-02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5-03 05:00:00" table:formula="of:=COM.MICROSOFT.CONCAT([.C4];[.D4];[.E4])" table:style-name="ce1">
            <text:p>2023-05-03 05:00:00</text:p>
          </table:table-cell>
          <table:table-cell office:value-type="string" office:string-value="2023-05-03 09:00:00" table:formula="of:=COM.MICROSOFT.CONCAT([.C4];[.D4];[.F4])" table:style-name="ce1">
            <text:p>2023-05-03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5-04 05:00:00" table:formula="of:=COM.MICROSOFT.CONCAT([.C5];[.D5];[.E5])" table:style-name="ce1">
            <text:p>2023-05-04 05:00:00</text:p>
          </table:table-cell>
          <table:table-cell office:value-type="string" office:string-value="2023-05-04 09:00:00" table:formula="of:=COM.MICROSOFT.CONCAT([.C5];[.D5];[.F5])" table:style-name="ce1">
            <text:p>2023-05-04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5-05 05:00:00" table:formula="of:=COM.MICROSOFT.CONCAT([.C6];[.D6];[.E6])" table:style-name="ce1">
            <text:p>2023-05-05 05:00:00</text:p>
          </table:table-cell>
          <table:table-cell office:value-type="string" office:string-value="2023-05-05 09:00:00" table:formula="of:=COM.MICROSOFT.CONCAT([.C6];[.D6];[.F6])" table:style-name="ce1">
            <text:p>2023-05-05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5-06 05:00:00" table:formula="of:=COM.MICROSOFT.CONCAT([.C7];[.D7];[.E7])" table:style-name="ce1">
            <text:p>2023-05-06 05:00:00</text:p>
          </table:table-cell>
          <table:table-cell office:value-type="string" office:string-value="2023-05-06 09:00:00" table:formula="of:=COM.MICROSOFT.CONCAT([.C7];[.D7];[.F7])" table:style-name="ce1">
            <text:p>2023-05-06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0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5-07 05:00:00" table:formula="of:=COM.MICROSOFT.CONCAT([.C8];[.D8];[.E8])" table:style-name="ce1">
            <text:p>2023-05-07 05:00:00</text:p>
          </table:table-cell>
          <table:table-cell office:value-type="string" office:string-value="2023-05-07 09:00:00" table:formula="of:=COM.MICROSOFT.CONCAT([.C8];[.D8];[.F8])" table:style-name="ce1">
            <text:p>2023-05-07 09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5:00:00 a 09:30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5-01 05:00:00" table:formula="of:=COM.MICROSOFT.CONCAT([.C9];[.D9];[.E9])" table:style-name="ce1">
            <text:p>2023-05-01 05:00:00</text:p>
          </table:table-cell>
          <table:table-cell office:value-type="string" office:string-value="2023-05-01 09:30:00" table:formula="of:=COM.MICROSOFT.CONCAT([.C9];[.D9];[.F9])" table:style-name="ce1">
            <text:p>2023-05-01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5-02 05:00:00" table:formula="of:=COM.MICROSOFT.CONCAT([.C10];[.D10];[.E10])" table:style-name="ce1">
            <text:p>2023-05-02 05:00:00</text:p>
          </table:table-cell>
          <table:table-cell office:value-type="string" office:string-value="2023-05-02 09:30:00" table:formula="of:=COM.MICROSOFT.CONCAT([.C10];[.D10];[.F10])" table:style-name="ce1">
            <text:p>2023-05-02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5-03 05:00:00" table:formula="of:=COM.MICROSOFT.CONCAT([.C11];[.D11];[.E11])" table:style-name="ce1">
            <text:p>2023-05-03 05:00:00</text:p>
          </table:table-cell>
          <table:table-cell office:value-type="string" office:string-value="2023-05-03 09:30:00" table:formula="of:=COM.MICROSOFT.CONCAT([.C11];[.D11];[.F11])" table:style-name="ce1">
            <text:p>2023-05-03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5-04 05:00:00" table:formula="of:=COM.MICROSOFT.CONCAT([.C12];[.D12];[.E12])" table:style-name="ce1">
            <text:p>2023-05-04 05:00:00</text:p>
          </table:table-cell>
          <table:table-cell office:value-type="string" office:string-value="2023-05-04 09:30:00" table:formula="of:=COM.MICROSOFT.CONCAT([.C12];[.D12];[.F12])" table:style-name="ce1">
            <text:p>2023-05-04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5-05 05:00:00" table:formula="of:=COM.MICROSOFT.CONCAT([.C13];[.D13];[.E13])" table:style-name="ce1">
            <text:p>2023-05-05 05:00:00</text:p>
          </table:table-cell>
          <table:table-cell office:value-type="string" office:string-value="2023-05-05 09:30:00" table:formula="of:=COM.MICROSOFT.CONCAT([.C13];[.D13];[.F13])" table:style-name="ce1">
            <text:p>2023-05-05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5-06 05:00:00" table:formula="of:=COM.MICROSOFT.CONCAT([.C14];[.D14];[.E14])" table:style-name="ce1">
            <text:p>2023-05-06 05:00:00</text:p>
          </table:table-cell>
          <table:table-cell office:value-type="string" office:string-value="2023-05-06 09:30:00" table:formula="of:=COM.MICROSOFT.CONCAT([.C14];[.D14];[.F14])" table:style-name="ce1">
            <text:p>2023-05-06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0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5-07 05:00:00" table:formula="of:=COM.MICROSOFT.CONCAT([.C15];[.D15];[.E15])" table:style-name="ce1">
            <text:p>2023-05-07 05:00:00</text:p>
          </table:table-cell>
          <table:table-cell office:value-type="string" office:string-value="2023-05-07 09:30:00" table:formula="of:=COM.MICROSOFT.CONCAT([.C15];[.D15];[.F15])" table:style-name="ce1">
            <text:p>2023-05-07 09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50:00 a 16:10:00</text:p>
          </table:table-cell>
          <table:table-cell office:value-type="string" table:style-name="ce1">
            <text:p>WILLAX</text:p>
          </table:table-cell>
          <table:table-cell office:value-type="string" table:style-name="ce2">
            <text:p>2023-05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5-01 13:50:00" table:formula="of:=COM.MICROSOFT.CONCAT([.C16];[.D16];[.E16])" table:style-name="ce1">
            <text:p>2023-05-01 13:50:00</text:p>
          </table:table-cell>
          <table:table-cell office:value-type="string" office:string-value="2023-05-01 16:10:00" table:formula="of:=COM.MICROSOFT.CONCAT([.C16];[.D16];[.F16])" table:style-name="ce1">
            <text:p>2023-05-01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5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5-02 13:50:00" table:formula="of:=COM.MICROSOFT.CONCAT([.C17];[.D17];[.E17])" table:style-name="ce1">
            <text:p>2023-05-02 13:50:00</text:p>
          </table:table-cell>
          <table:table-cell office:value-type="string" office:string-value="2023-05-02 16:10:00" table:formula="of:=COM.MICROSOFT.CONCAT([.C17];[.D17];[.F17])" table:style-name="ce1">
            <text:p>2023-05-02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5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5-03 13:50:00" table:formula="of:=COM.MICROSOFT.CONCAT([.C18];[.D18];[.E18])" table:style-name="ce1">
            <text:p>2023-05-03 13:50:00</text:p>
          </table:table-cell>
          <table:table-cell office:value-type="string" office:string-value="2023-05-03 16:10:00" table:formula="of:=COM.MICROSOFT.CONCAT([.C18];[.D18];[.F18])" table:style-name="ce1">
            <text:p>2023-05-03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5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5-04 13:50:00" table:formula="of:=COM.MICROSOFT.CONCAT([.C19];[.D19];[.E19])" table:style-name="ce1">
            <text:p>2023-05-04 13:50:00</text:p>
          </table:table-cell>
          <table:table-cell office:value-type="string" office:string-value="2023-05-04 16:10:00" table:formula="of:=COM.MICROSOFT.CONCAT([.C19];[.D19];[.F19])" table:style-name="ce1">
            <text:p>2023-05-04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5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5-05 13:50:00" table:formula="of:=COM.MICROSOFT.CONCAT([.C20];[.D20];[.E20])" table:style-name="ce1">
            <text:p>2023-05-05 13:50:00</text:p>
          </table:table-cell>
          <table:table-cell office:value-type="string" office:string-value="2023-05-05 16:10:00" table:formula="of:=COM.MICROSOFT.CONCAT([.C20];[.D20];[.F20])" table:style-name="ce1">
            <text:p>2023-05-05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5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5-06 13:50:00" table:formula="of:=COM.MICROSOFT.CONCAT([.C21];[.D21];[.E21])" table:style-name="ce1">
            <text:p>2023-05-06 13:50:00</text:p>
          </table:table-cell>
          <table:table-cell office:value-type="string" office:string-value="2023-05-06 16:10:00" table:formula="of:=COM.MICROSOFT.CONCAT([.C21];[.D21];[.F21])" table:style-name="ce1">
            <text:p>2023-05-06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5-0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5-07 13:50:00" table:formula="of:=COM.MICROSOFT.CONCAT([.C22];[.D22];[.E22])" table:style-name="ce1">
            <text:p>2023-05-07 13:50:00</text:p>
          </table:table-cell>
          <table:table-cell office:value-type="string" office:string-value="2023-05-07 16:10:00" table:formula="of:=COM.MICROSOFT.CONCAT([.C22];[.D22];[.F22])" table:style-name="ce1">
            <text:p>2023-05-07 16:1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9:00:00 a 20:40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5-01 19:00:00" table:formula="of:=COM.MICROSOFT.CONCAT([.C23];[.D23];[.E23])" table:style-name="ce1">
            <text:p>2023-05-01 19:00:00</text:p>
          </table:table-cell>
          <table:table-cell office:value-type="string" office:string-value="2023-05-01 20:40:00" table:formula="of:=COM.MICROSOFT.CONCAT([.C23];[.D23];[.F23])" table:style-name="ce1">
            <text:p>2023-05-01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5-02 19:00:00" table:formula="of:=COM.MICROSOFT.CONCAT([.C24];[.D24];[.E24])" table:style-name="ce1">
            <text:p>2023-05-02 19:00:00</text:p>
          </table:table-cell>
          <table:table-cell office:value-type="string" office:string-value="2023-05-02 20:40:00" table:formula="of:=COM.MICROSOFT.CONCAT([.C24];[.D24];[.F24])" table:style-name="ce1">
            <text:p>2023-05-02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5-03 19:00:00" table:formula="of:=COM.MICROSOFT.CONCAT([.C25];[.D25];[.E25])" table:style-name="ce1">
            <text:p>2023-05-03 19:00:00</text:p>
          </table:table-cell>
          <table:table-cell office:value-type="string" office:string-value="2023-05-03 20:40:00" table:formula="of:=COM.MICROSOFT.CONCAT([.C25];[.D25];[.F25])" table:style-name="ce1">
            <text:p>2023-05-03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5-04 19:00:00" table:formula="of:=COM.MICROSOFT.CONCAT([.C26];[.D26];[.E26])" table:style-name="ce1">
            <text:p>2023-05-04 19:00:00</text:p>
          </table:table-cell>
          <table:table-cell office:value-type="string" office:string-value="2023-05-04 20:40:00" table:formula="of:=COM.MICROSOFT.CONCAT([.C26];[.D26];[.F26])" table:style-name="ce1">
            <text:p>2023-05-04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5-05 19:00:00" table:formula="of:=COM.MICROSOFT.CONCAT([.C27];[.D27];[.E27])" table:style-name="ce1">
            <text:p>2023-05-05 19:00:00</text:p>
          </table:table-cell>
          <table:table-cell office:value-type="string" office:string-value="2023-05-05 20:40:00" table:formula="of:=COM.MICROSOFT.CONCAT([.C27];[.D27];[.F27])" table:style-name="ce1">
            <text:p>2023-05-05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5-06 19:00:00" table:formula="of:=COM.MICROSOFT.CONCAT([.C28];[.D28];[.E28])" table:style-name="ce1">
            <text:p>2023-05-06 19:00:00</text:p>
          </table:table-cell>
          <table:table-cell office:value-type="string" office:string-value="2023-05-06 20:40:00" table:formula="of:=COM.MICROSOFT.CONCAT([.C28];[.D28];[.F28])" table:style-name="ce1">
            <text:p>2023-05-06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0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5-07 19:00:00" table:formula="of:=COM.MICROSOFT.CONCAT([.C29];[.D29];[.E29])" table:style-name="ce1">
            <text:p>2023-05-07 19:00:00</text:p>
          </table:table-cell>
          <table:table-cell office:value-type="string" office:string-value="2023-05-07 20:40:00" table:formula="of:=COM.MICROSOFT.CONCAT([.C29];[.D29];[.F29])" table:style-name="ce1">
            <text:p>2023-05-07 20:4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:30:00 a 22:00:00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3-05-01 20:30:00" table:formula="of:=COM.MICROSOFT.CONCAT([.C30];[.D30];[.E30])" table:style-name="ce1">
            <text:p>2023-05-01 20:30:00</text:p>
          </table:table-cell>
          <table:table-cell office:value-type="string" office:string-value="2023-05-01 22:00:00" table:formula="of:=COM.MICROSOFT.CONCAT([.C30];[.D30];[.F30])" table:style-name="ce1">
            <text:p>2023-05-01 22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3-05-02 20:30:00" table:formula="of:=COM.MICROSOFT.CONCAT([.C31];[.D31];[.E31])" table:style-name="ce1">
            <text:p>2023-05-02 20:30:00</text:p>
          </table:table-cell>
          <table:table-cell office:value-type="string" office:string-value="2023-05-02 22:00:00" table:formula="of:=COM.MICROSOFT.CONCAT([.C31];[.D31];[.F31])" table:style-name="ce1">
            <text:p>2023-05-02 22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3-05-03 20:30:00" table:formula="of:=COM.MICROSOFT.CONCAT([.C32];[.D32];[.E32])" table:style-name="ce1">
            <text:p>2023-05-03 20:30:00</text:p>
          </table:table-cell>
          <table:table-cell office:value-type="string" office:string-value="2023-05-03 22:00:00" table:formula="of:=COM.MICROSOFT.CONCAT([.C32];[.D32];[.F32])" table:style-name="ce1">
            <text:p>2023-05-03 22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3-05-04 20:30:00" table:formula="of:=COM.MICROSOFT.CONCAT([.C33];[.D33];[.E33])" table:style-name="ce1">
            <text:p>2023-05-04 20:30:00</text:p>
          </table:table-cell>
          <table:table-cell office:value-type="string" office:string-value="2023-05-04 22:00:00" table:formula="of:=COM.MICROSOFT.CONCAT([.C33];[.D33];[.F33])" table:style-name="ce1">
            <text:p>2023-05-04 22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3-05-05 20:30:00" table:formula="of:=COM.MICROSOFT.CONCAT([.C34];[.D34];[.E34])" table:style-name="ce1">
            <text:p>2023-05-05 20:30:00</text:p>
          </table:table-cell>
          <table:table-cell office:value-type="string" office:string-value="2023-05-05 22:00:00" table:formula="of:=COM.MICROSOFT.CONCAT([.C34];[.D34];[.F34])" table:style-name="ce1">
            <text:p>2023-05-05 22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3-05-06 20:30:00" table:formula="of:=COM.MICROSOFT.CONCAT([.C35];[.D35];[.E35])" table:style-name="ce1">
            <text:p>2023-05-06 20:30:00</text:p>
          </table:table-cell>
          <table:table-cell office:value-type="string" office:string-value="2023-05-06 22:00:00" table:formula="of:=COM.MICROSOFT.CONCAT([.C35];[.D35];[.F35])" table:style-name="ce1">
            <text:p>2023-05-06 22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0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3-05-07 20:30:00" table:formula="of:=COM.MICROSOFT.CONCAT([.C36];[.D36];[.E36])" table:style-name="ce1">
            <text:p>2023-05-07 20:30:00</text:p>
          </table:table-cell>
          <table:table-cell office:value-type="string" office:string-value="2023-05-07 22:00:00" table:formula="of:=COM.MICROSOFT.CONCAT([.C36];[.D36];[.F36])" table:style-name="ce1">
            <text:p>2023-05-07 2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1:30:00 a 22:30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1 21:30:00" table:formula="of:=COM.MICROSOFT.CONCAT([.C37];[.D37];[.E37])" table:style-name="ce1">
            <text:p>2023-05-01 21:30:00</text:p>
          </table:table-cell>
          <table:table-cell office:value-type="string" office:string-value="2023-05-01 22:30:00" table:formula="of:=COM.MICROSOFT.CONCAT([.C37];[.D37];[.F37])" table:style-name="ce1">
            <text:p>2023-05-01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2 21:30:00" table:formula="of:=COM.MICROSOFT.CONCAT([.C38];[.D38];[.E38])" table:style-name="ce1">
            <text:p>2023-05-02 21:30:00</text:p>
          </table:table-cell>
          <table:table-cell office:value-type="string" office:string-value="2023-05-02 22:30:00" table:formula="of:=COM.MICROSOFT.CONCAT([.C38];[.D38];[.F38])" table:style-name="ce1">
            <text:p>2023-05-02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3 21:30:00" table:formula="of:=COM.MICROSOFT.CONCAT([.C39];[.D39];[.E39])" table:style-name="ce1">
            <text:p>2023-05-03 21:30:00</text:p>
          </table:table-cell>
          <table:table-cell office:value-type="string" office:string-value="2023-05-03 22:30:00" table:formula="of:=COM.MICROSOFT.CONCAT([.C39];[.D39];[.F39])" table:style-name="ce1">
            <text:p>2023-05-03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4 21:30:00" table:formula="of:=COM.MICROSOFT.CONCAT([.C40];[.D40];[.E40])" table:style-name="ce1">
            <text:p>2023-05-04 21:30:00</text:p>
          </table:table-cell>
          <table:table-cell office:value-type="string" office:string-value="2023-05-04 22:30:00" table:formula="of:=COM.MICROSOFT.CONCAT([.C40];[.D40];[.F40])" table:style-name="ce1">
            <text:p>2023-05-04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5 21:30:00" table:formula="of:=COM.MICROSOFT.CONCAT([.C41];[.D41];[.E41])" table:style-name="ce1">
            <text:p>2023-05-05 21:30:00</text:p>
          </table:table-cell>
          <table:table-cell office:value-type="string" office:string-value="2023-05-05 22:30:00" table:formula="of:=COM.MICROSOFT.CONCAT([.C41];[.D41];[.F41])" table:style-name="ce1">
            <text:p>2023-05-05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6 21:30:00" table:formula="of:=COM.MICROSOFT.CONCAT([.C42];[.D42];[.E42])" table:style-name="ce1">
            <text:p>2023-05-06 21:30:00</text:p>
          </table:table-cell>
          <table:table-cell office:value-type="string" office:string-value="2023-05-06 22:30:00" table:formula="of:=COM.MICROSOFT.CONCAT([.C42];[.D42];[.F42])" table:style-name="ce1">
            <text:p>2023-05-06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0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7 21:30:00" table:formula="of:=COM.MICROSOFT.CONCAT([.C43];[.D43];[.E43])" table:style-name="ce1">
            <text:p>2023-05-07 21:30:00</text:p>
          </table:table-cell>
          <table:table-cell office:value-type="string" office:string-value="2023-05-07 22:30:00" table:formula="of:=COM.MICROSOFT.CONCAT([.C43];[.D43];[.F43])" table:style-name="ce1">
            <text:p>2023-05-07 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1:45:00 a 23:00:00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1 21:45:00" table:formula="of:=COM.MICROSOFT.CONCAT([.C44];[.D44];[.E44])" table:style-name="ce1">
            <text:p>2023-05-01 21:45:00</text:p>
          </table:table-cell>
          <table:table-cell office:value-type="string" office:string-value="2023-05-01 23:00:00" table:formula="of:=COM.MICROSOFT.CONCAT([.C44];[.D44];[.F44])" table:style-name="ce1">
            <text:p>2023-05-01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5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2 21:45:00" table:formula="of:=COM.MICROSOFT.CONCAT([.C45];[.D45];[.E45])" table:style-name="ce1">
            <text:p>2023-05-02 21:45:00</text:p>
          </table:table-cell>
          <table:table-cell office:value-type="string" office:string-value="2023-05-02 23:00:00" table:formula="of:=COM.MICROSOFT.CONCAT([.C45];[.D45];[.F45])" table:style-name="ce1">
            <text:p>2023-05-02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5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3 21:45:00" table:formula="of:=COM.MICROSOFT.CONCAT([.C46];[.D46];[.E46])" table:style-name="ce1">
            <text:p>2023-05-03 21:45:00</text:p>
          </table:table-cell>
          <table:table-cell office:value-type="string" office:string-value="2023-05-03 23:00:00" table:formula="of:=COM.MICROSOFT.CONCAT([.C46];[.D46];[.F46])" table:style-name="ce1">
            <text:p>2023-05-03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5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4 21:45:00" table:formula="of:=COM.MICROSOFT.CONCAT([.C47];[.D47];[.E47])" table:style-name="ce1">
            <text:p>2023-05-04 21:45:00</text:p>
          </table:table-cell>
          <table:table-cell office:value-type="string" office:string-value="2023-05-04 23:00:00" table:formula="of:=COM.MICROSOFT.CONCAT([.C47];[.D47];[.F47])" table:style-name="ce1">
            <text:p>2023-05-04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5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5 21:45:00" table:formula="of:=COM.MICROSOFT.CONCAT([.C48];[.D48];[.E48])" table:style-name="ce1">
            <text:p>2023-05-05 21:45:00</text:p>
          </table:table-cell>
          <table:table-cell office:value-type="string" office:string-value="2023-05-05 23:00:00" table:formula="of:=COM.MICROSOFT.CONCAT([.C48];[.D48];[.F48])" table:style-name="ce1">
            <text:p>2023-05-05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5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6 21:45:00" table:formula="of:=COM.MICROSOFT.CONCAT([.C49];[.D49];[.E49])" table:style-name="ce1">
            <text:p>2023-05-06 21:45:00</text:p>
          </table:table-cell>
          <table:table-cell office:value-type="string" office:string-value="2023-05-06 23:00:00" table:formula="of:=COM.MICROSOFT.CONCAT([.C49];[.D49];[.F49])" table:style-name="ce1">
            <text:p>2023-05-06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5-0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7 21:45:00" table:formula="of:=COM.MICROSOFT.CONCAT([.C50];[.D50];[.E50])" table:style-name="ce1">
            <text:p>2023-05-07 21:45:00</text:p>
          </table:table-cell>
          <table:table-cell office:value-type="string" office:string-value="2023-05-07 23:00:00" table:formula="of:=COM.MICROSOFT.CONCAT([.C50];[.D50];[.F50])" table:style-name="ce1">
            <text:p>2023-05-07 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:00:00 a 23:30:00</text:p>
          </table:table-cell>
          <table:table-cell office:value-type="string" table:style-name="ce1">
            <text:p>M DEPORTES HD</text:p>
          </table:table-cell>
          <table:table-cell office:value-type="string" table:style-name="ce2">
            <text:p>2023-05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01 22:00:00" table:formula="of:=COM.MICROSOFT.CONCAT([.C51];[.D51];[.E51])" table:style-name="ce1">
            <text:p>2023-05-01 22:00:00</text:p>
          </table:table-cell>
          <table:table-cell office:value-type="string" office:string-value="2023-05-01 23:30:00" table:formula="of:=COM.MICROSOFT.CONCAT([.C51];[.D51];[.F51])" table:style-name="ce1">
            <text:p>2023-05-01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5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02 22:00:00" table:formula="of:=COM.MICROSOFT.CONCAT([.C52];[.D52];[.E52])" table:style-name="ce1">
            <text:p>2023-05-02 22:00:00</text:p>
          </table:table-cell>
          <table:table-cell office:value-type="string" office:string-value="2023-05-02 23:30:00" table:formula="of:=COM.MICROSOFT.CONCAT([.C52];[.D52];[.F52])" table:style-name="ce1">
            <text:p>2023-05-02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5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03 22:00:00" table:formula="of:=COM.MICROSOFT.CONCAT([.C53];[.D53];[.E53])" table:style-name="ce1">
            <text:p>2023-05-03 22:00:00</text:p>
          </table:table-cell>
          <table:table-cell office:value-type="string" office:string-value="2023-05-03 23:30:00" table:formula="of:=COM.MICROSOFT.CONCAT([.C53];[.D53];[.F53])" table:style-name="ce1">
            <text:p>2023-05-03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5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04 22:00:00" table:formula="of:=COM.MICROSOFT.CONCAT([.C54];[.D54];[.E54])" table:style-name="ce1">
            <text:p>2023-05-04 22:00:00</text:p>
          </table:table-cell>
          <table:table-cell office:value-type="string" office:string-value="2023-05-04 23:30:00" table:formula="of:=COM.MICROSOFT.CONCAT([.C54];[.D54];[.F54])" table:style-name="ce1">
            <text:p>2023-05-04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5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05 22:00:00" table:formula="of:=COM.MICROSOFT.CONCAT([.C55];[.D55];[.E55])" table:style-name="ce1">
            <text:p>2023-05-05 22:00:00</text:p>
          </table:table-cell>
          <table:table-cell office:value-type="string" office:string-value="2023-05-05 23:30:00" table:formula="of:=COM.MICROSOFT.CONCAT([.C55];[.D55];[.F55])" table:style-name="ce1">
            <text:p>2023-05-05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5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06 22:00:00" table:formula="of:=COM.MICROSOFT.CONCAT([.C56];[.D56];[.E56])" table:style-name="ce1">
            <text:p>2023-05-06 22:00:00</text:p>
          </table:table-cell>
          <table:table-cell office:value-type="string" office:string-value="2023-05-06 23:30:00" table:formula="of:=COM.MICROSOFT.CONCAT([.C56];[.D56];[.F56])" table:style-name="ce1">
            <text:p>2023-05-06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5-0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07 22:00:00" table:formula="of:=COM.MICROSOFT.CONCAT([.C57];[.D57];[.E57])" table:style-name="ce1">
            <text:p>2023-05-07 22:00:00</text:p>
          </table:table-cell>
          <table:table-cell office:value-type="string" office:string-value="2023-05-07 23:30:00" table:formula="of:=COM.MICROSOFT.CONCAT([.C57];[.D57];[.F57])" table:style-name="ce1">
            <text:p>2023-05-07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5-01 20:40:00" table:formula="of:=COM.MICROSOFT.CONCAT([.C58];[.D58];[.E58])" table:style-name="ce1">
            <text:p>2023-05-01 20:40:00</text:p>
          </table:table-cell>
          <table:table-cell office:value-type="string" office:string-value="2023-05-01 21:40:00" table:formula="of:=COM.MICROSOFT.CONCAT([.C58];[.D58];[.F58])" table:style-name="ce1">
            <text:p>2023-05-01 21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5-02 20:40:00" table:formula="of:=COM.MICROSOFT.CONCAT([.C59];[.D59];[.E59])" table:style-name="ce1">
            <text:p>2023-05-02 20:40:00</text:p>
          </table:table-cell>
          <table:table-cell office:value-type="string" office:string-value="2023-05-02 21:40:00" table:formula="of:=COM.MICROSOFT.CONCAT([.C59];[.D59];[.F59])" table:style-name="ce1">
            <text:p>2023-05-02 21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5-03 20:40:00" table:formula="of:=COM.MICROSOFT.CONCAT([.C60];[.D60];[.E60])" table:style-name="ce1">
            <text:p>2023-05-03 20:40:00</text:p>
          </table:table-cell>
          <table:table-cell office:value-type="string" office:string-value="2023-05-03 21:40:00" table:formula="of:=COM.MICROSOFT.CONCAT([.C60];[.D60];[.F60])" table:style-name="ce1">
            <text:p>2023-05-03 21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5-04 20:40:00" table:formula="of:=COM.MICROSOFT.CONCAT([.C61];[.D61];[.E61])" table:style-name="ce1">
            <text:p>2023-05-04 20:40:00</text:p>
          </table:table-cell>
          <table:table-cell office:value-type="string" office:string-value="2023-05-04 21:40:00" table:formula="of:=COM.MICROSOFT.CONCAT([.C61];[.D61];[.F61])" table:style-name="ce1">
            <text:p>2023-05-04 21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5-05 20:40:00" table:formula="of:=COM.MICROSOFT.CONCAT([.C62];[.D62];[.E62])" table:style-name="ce1">
            <text:p>2023-05-05 20:40:00</text:p>
          </table:table-cell>
          <table:table-cell office:value-type="string" office:string-value="2023-05-05 21:40:00" table:formula="of:=COM.MICROSOFT.CONCAT([.C62];[.D62];[.F62])" table:style-name="ce1">
            <text:p>2023-05-05 21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5-06 20:40:00" table:formula="of:=COM.MICROSOFT.CONCAT([.C63];[.D63];[.E63])" table:style-name="ce1">
            <text:p>2023-05-06 20:40:00</text:p>
          </table:table-cell>
          <table:table-cell office:value-type="string" office:string-value="2023-05-06 21:40:00" table:formula="of:=COM.MICROSOFT.CONCAT([.C63];[.D63];[.F63])" table:style-name="ce1">
            <text:p>2023-05-06 21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0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5-07 20:40:00" table:formula="of:=COM.MICROSOFT.CONCAT([.C64];[.D64];[.E64])" table:style-name="ce1">
            <text:p>2023-05-07 20:40:00</text:p>
          </table:table-cell>
          <table:table-cell office:value-type="string" office:string-value="2023-05-07 21:40:00" table:formula="of:=COM.MICROSOFT.CONCAT([.C64];[.D64];[.F64])" table:style-name="ce1">
            <text:p>2023-05-07 21:4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stas en todas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9:00:00</text:p>
          </table:table-cell>
          <table:table-cell office:value-type="string" table:style-name="ce2">
            <text:p>11:00:00</text:p>
          </table:table-cell>
          <table:table-cell office:value-type="string" office:string-value="2023-05-06 09:00:00" table:formula="of:=COM.MICROSOFT.CONCAT([.C65];[.D65];[.E65])" table:style-name="ce1">
            <text:p>2023-05-06 09:00:00</text:p>
          </table:table-cell>
          <table:table-cell office:value-type="string" office:string-value="2023-05-06 11:00:00" table:formula="of:=COM.MICROSOFT.CONCAT([.C65];[.D65];[.F65])" table:style-name="ce1">
            <text:p>2023-05-06 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inescape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1:00:00</text:p>
          </table:table-cell>
          <table:table-cell office:value-type="string" table:style-name="ce2">
            <text:p>12:00:00</text:p>
          </table:table-cell>
          <table:table-cell office:value-type="string" office:string-value="2023-05-06 11:00:00" table:formula="of:=COM.MICROSOFT.CONCAT([.C66];[.D66];[.E66])" table:style-name="ce1">
            <text:p>2023-05-06 11:00:00</text:p>
          </table:table-cell>
          <table:table-cell office:value-type="string" office:string-value="2023-05-06 12:00:00" table:formula="of:=COM.MICROSOFT.CONCAT([.C66];[.D66];[.F66])" table:style-name="ce1">
            <text:p>2023-05-06 12:00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El reventonazo de la chola</text:p>
          </table:table-cell>
          <table:table-cell office:value-type="string" table:style-name="ce3">
            <text:p>AMERICA TELEVISION HD</text:p>
          </table:table-cell>
          <table:table-cell office:value-type="string" table:style-name="ce2">
            <text:p>2023-05-06</text:p>
          </table:table-cell>
          <table:table-cell office:value-type="string" table:style-name="ce1">
            <text:p><text:s/></text:p>
          </table:table-cell>
          <table:table-cell office:value-type="string" table:style-name="ce4">
            <text:p>19:00:00</text:p>
          </table:table-cell>
          <table:table-cell office:value-type="string" table:style-name="ce4">
            <text:p>21:00:00</text:p>
          </table:table-cell>
          <table:table-cell office:value-type="string" office:string-value="2023-05-06 19:00:00" table:formula="of:=COM.MICROSOFT.CONCAT([.C67];[.D67];[.E67])" table:style-name="ce3">
            <text:p>2023-05-06 19:00:00</text:p>
          </table:table-cell>
          <table:table-cell office:value-type="string" office:string-value="2023-05-06 21:00:00" table:formula="of:=COM.MICROSOFT.CONCAT([.C67];[.D67];[.F67])" table:style-name="ce3">
            <text:p>2023-05-06 21:00:00</text:p>
          </table:table-cell>
          <table:table-cell table:number-columns-repeated="16376" table:style-name="ce3"/>
        </table:table-row>
        <table:table-row table:style-name="ro1">
          <table:table-cell office:value-type="string" table:style-name="ce1">
            <text:p>JB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3:00:00</text:p>
          </table:table-cell>
          <table:table-cell office:value-type="string" office:string-value="2023-05-06 20:30:00" table:formula="of:=COM.MICROSOFT.CONCAT([.C68];[.D68];[.E68])" table:style-name="ce1">
            <text:p>2023-05-06 20:30:00</text:p>
          </table:table-cell>
          <table:table-cell office:value-type="string" office:string-value="2023-05-06 23:00:00" table:formula="of:=COM.MICROSOFT.CONCAT([.C68];[.D68];[.F68])" table:style-name="ce1">
            <text:p>2023-05-06 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rú tiene talento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59:00</text:p>
          </table:table-cell>
          <table:table-cell office:value-type="string" office:string-value="2023-05-06 22:00:00" table:formula="of:=COM.MICROSOFT.CONCAT([.C69];[.D69];[.E69])" table:style-name="ce1">
            <text:p>2023-05-06 22:00:00</text:p>
          </table:table-cell>
          <table:table-cell office:value-type="string" office:string-value="2023-05-06 23:59:00" table:formula="of:=COM.MICROSOFT.CONCAT([.C69];[.D69];[.F69])" table:style-name="ce1">
            <text:p>2023-05-06 23:59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La gran estrella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6</text:p>
          </table:table-cell>
          <table:table-cell office:value-type="string" table:style-name="ce1">
            <text:p><text:s/></text:p>
          </table:table-cell>
          <table:table-cell office:value-type="string" table:style-name="ce4">
            <text:p>21:00:00</text:p>
          </table:table-cell>
          <table:table-cell office:value-type="string" table:style-name="ce4">
            <text:p>23:30:00</text:p>
          </table:table-cell>
          <table:table-cell office:value-type="string" office:string-value="2023-05-06 21:00:00" table:formula="of:=COM.MICROSOFT.CONCAT([.C70];[.D70];[.E70])" table:style-name="ce3">
            <text:p>2023-05-06 21:00:00</text:p>
          </table:table-cell>
          <table:table-cell office:value-type="string" office:string-value="2023-05-06 23:30:00" table:formula="of:=COM.MICROSOFT.CONCAT([.C70];[.D70];[.F70])" table:style-name="ce3">
            <text:p>2023-05-06 23:30:00</text:p>
          </table:table-cell>
          <table:table-cell table:number-columns-repeated="16376" table:style-name="ce3"/>
        </table:table-row>
        <table:table-row table:style-name="ro1">
          <table:table-cell office:value-type="string" table:style-name="ce1">
            <text:p>Punto Final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5-07 20:00:00" table:formula="of:=COM.MICROSOFT.CONCAT([.C71];[.D71];[.E71])" table:style-name="ce1">
            <text:p>2023-05-07 20:00:00</text:p>
          </table:table-cell>
          <table:table-cell office:value-type="string" office:string-value="2023-05-07 22:00:00" table:formula="of:=COM.MICROSOFT.CONCAT([.C71];[.D71];[.F71])" table:style-name="ce1">
            <text:p>2023-05-07 2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uarto poder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5-07 20:00:00" table:formula="of:=COM.MICROSOFT.CONCAT([.C72];[.D72];[.E72])" table:style-name="ce1">
            <text:p>2023-05-07 20:00:00</text:p>
          </table:table-cell>
          <table:table-cell office:value-type="string" office:string-value="2023-05-07 22:00:00" table:formula="of:=COM.MICROSOFT.CONCAT([.C72];[.D72];[.F72])" table:style-name="ce1">
            <text:p>2023-05-07 22:00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Panorama de 19:50 a 22 pm</text:p>
          </table:table-cell>
          <table:table-cell office:value-type="string" table:style-name="ce3">
            <text:p>PANAMERICANA TELEVISION HD</text:p>
          </table:table-cell>
          <table:table-cell office:value-type="string" table:style-name="ce2">
            <text:p>2023-05-07</text:p>
          </table:table-cell>
          <table:table-cell office:value-type="string" table:style-name="ce1">
            <text:p><text:s/></text:p>
          </table:table-cell>
          <table:table-cell office:value-type="string" table:style-name="ce4">
            <text:p>19:50:00</text:p>
          </table:table-cell>
          <table:table-cell office:value-type="string" table:style-name="ce4">
            <text:p>22:00:00</text:p>
          </table:table-cell>
          <table:table-cell office:value-type="string" office:string-value="2023-05-07 19:50:00" table:formula="of:=COM.MICROSOFT.CONCAT([.C73];[.D73];[.E73])" table:style-name="ce3">
            <text:p>2023-05-07 19:50:00</text:p>
          </table:table-cell>
          <table:table-cell office:value-type="string" office:string-value="2023-05-07 22:00:00" table:formula="of:=COM.MICROSOFT.CONCAT([.C73];[.D73];[.F73])" table:style-name="ce3">
            <text:p>2023-05-07 22:00:00</text:p>
          </table:table-cell>
          <table:table-cell table:number-columns-repeated="16376" table:style-name="ce3"/>
        </table:table-row>
        <table:table-row table:style-name="ro1">
          <table:table-cell office:value-type="string" table:style-name="ce1">
            <text:p>Despues de todo</text:p>
          </table:table-cell>
          <table:table-cell office:value-type="string" table:style-name="ce1">
            <text:p>M DEPORTES HD</text:p>
          </table:table-cell>
          <table:table-cell office:value-type="string" table:style-name="ce2">
            <text:p>2023-05-0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3:00:00</text:p>
          </table:table-cell>
          <table:table-cell office:value-type="string" office:string-value="2023-05-07 21:30:00" table:formula="of:=COM.MICROSOFT.CONCAT([.C74];[.D74];[.E74])" table:style-name="ce1">
            <text:p>2023-05-07 21:30:00</text:p>
          </table:table-cell>
          <table:table-cell office:value-type="string" office:string-value="2023-05-07 23:00:00" table:formula="of:=COM.MICROSOFT.CONCAT([.C74];[.D74];[.F74])" table:style-name="ce1">
            <text:p>2023-05-07 23:00:00</text:p>
          </table:table-cell>
          <table:table-cell table:number-columns-repeated="16376"/>
        </table:table-row>
        <table:table-row table:number-rows-repeated="1048502" table:style-name="ro1">
          <table:table-cell table:number-columns-repeated="16384"/>
        </table:table-row>
      </table:table>
      <table:table table:name="Hoja3" table:style-name="ta1">
        <table:table-column table:style-name="co12" table:number-columns-repeated="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5">
            <text:p>América Cinescape 11 am</text:p>
          </table:table-cell>
          <table:table-cell office:value-type="string" table:style-name="ce5">
            <text:p>AMERICA TELEVISION HD</text:p>
          </table:table-cell>
          <table:table-cell office:value-type="string" table:style-name="ce6">
            <text:p>2021-09-11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11:00:00</text:p>
          </table:table-cell>
          <table:table-cell office:value-type="string" table:style-name="ce6">
            <text:p>13:00:00</text:p>
          </table:table-cell>
          <table:table-cell office:value-type="string" table:style-name="ce6">
            <text:p>2021-09-11 11:00:00</text:p>
          </table:table-cell>
          <table:table-cell office:value-type="string" table:style-name="ce6">
            <text:p>2021-09-11 13:0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América El reventonazo de la Chola 7 pm</text:p>
          </table:table-cell>
          <table:table-cell office:value-type="string" table:style-name="ce5">
            <text:p>AMERICA TELEVISION HD</text:p>
          </table:table-cell>
          <table:table-cell office:value-type="string" table:style-name="ce6">
            <text:p>2021-09-11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19:00:00</text:p>
          </table:table-cell>
          <table:table-cell office:value-type="string" table:style-name="ce6">
            <text:p>23:00:00</text:p>
          </table:table-cell>
          <table:table-cell office:value-type="string" table:style-name="ce6">
            <text:p>2021-09-11 19:00:00</text:p>
          </table:table-cell>
          <table:table-cell office:value-type="string" table:style-name="ce6">
            <text:p>2021-09-11 23:0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ATV JB en ATV 8:00 p.m.</text:p>
          </table:table-cell>
          <table:table-cell office:value-type="string" table:style-name="ce5">
            <text:p>ATV HD</text:p>
          </table:table-cell>
          <table:table-cell office:value-type="string" table:style-name="ce6">
            <text:p>2021-09-11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0:00:00</text:p>
          </table:table-cell>
          <table:table-cell office:value-type="string" table:style-name="ce6">
            <text:p>22:00:00</text:p>
          </table:table-cell>
          <table:table-cell office:value-type="string" table:style-name="ce6">
            <text:p>2021-09-11 20:00:00</text:p>
          </table:table-cell>
          <table:table-cell office:value-type="string" table:style-name="ce6">
            <text:p>2021-09-11 22:0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América Reinas del Show 9:00 p.m.</text:p>
          </table:table-cell>
          <table:table-cell office:value-type="string" table:style-name="ce5">
            <text:p>AMERICA TELEVISION HD</text:p>
          </table:table-cell>
          <table:table-cell office:value-type="string" table:style-name="ce6">
            <text:p>2021-09-11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1:00:00</text:p>
          </table:table-cell>
          <table:table-cell office:value-type="string" table:style-name="ce6">
            <text:p>23:00:00</text:p>
          </table:table-cell>
          <table:table-cell office:value-type="string" table:style-name="ce6">
            <text:p>2021-09-11 21:00:00</text:p>
          </table:table-cell>
          <table:table-cell office:value-type="string" table:style-name="ce6">
            <text:p>2021-09-11 23:0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Latina HD La Voz Senior 8:30pm</text:p>
          </table:table-cell>
          <table:table-cell office:value-type="string" table:style-name="ce5">
            <text:p>LATINA HD</text:p>
          </table:table-cell>
          <table:table-cell office:value-type="string" table:style-name="ce6">
            <text:p>2021-09-11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0:30:00</text:p>
          </table:table-cell>
          <table:table-cell office:value-type="string" table:style-name="ce6">
            <text:p>22:30:00</text:p>
          </table:table-cell>
          <table:table-cell office:value-type="string" table:style-name="ce6">
            <text:p>2021-09-11 20:30:00</text:p>
          </table:table-cell>
          <table:table-cell office:value-type="string" table:style-name="ce6">
            <text:p>2021-09-11 22:3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América TV Mi mamá cocina mejor que la tuya5:30 p.m.</text:p>
          </table:table-cell>
          <table:table-cell office:value-type="string" table:style-name="ce5">
            <text:p>AMERICA TELEVISION HD</text:p>
          </table:table-cell>
          <table:table-cell office:value-type="string" table:style-name="ce6">
            <text:p>2021-09-12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17:30:00</text:p>
          </table:table-cell>
          <table:table-cell office:value-type="string" table:style-name="ce6">
            <text:p>19:30:00</text:p>
          </table:table-cell>
          <table:table-cell office:value-type="string" table:style-name="ce6">
            <text:p>2021-09-12 17:30:00</text:p>
          </table:table-cell>
          <table:table-cell office:value-type="string" table:style-name="ce6">
            <text:p>2021-09-12 19:3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Mdeportes El fuera de Lista 8:30 p.m.</text:p>
          </table:table-cell>
          <table:table-cell office:value-type="string" table:style-name="ce5">
            <text:p>M DEPORTES HD</text:p>
          </table:table-cell>
          <table:table-cell office:value-type="string" table:style-name="ce6">
            <text:p>2021-09-12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0:30:00</text:p>
          </table:table-cell>
          <table:table-cell office:value-type="string" table:style-name="ce6">
            <text:p>22:30:00</text:p>
          </table:table-cell>
          <table:table-cell office:value-type="string" table:style-name="ce6">
            <text:p>2021-09-12 20:30:00</text:p>
          </table:table-cell>
          <table:table-cell office:value-type="string" table:style-name="ce6">
            <text:p>2021-09-12 22:3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ATV Nunca Más 8:30 p.m.</text:p>
          </table:table-cell>
          <table:table-cell office:value-type="string" table:style-name="ce5">
            <text:p>ATV HD</text:p>
          </table:table-cell>
          <table:table-cell office:value-type="string" table:style-name="ce6">
            <text:p>2021-09-12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0:30:00</text:p>
          </table:table-cell>
          <table:table-cell office:value-type="string" table:style-name="ce6">
            <text:p>22:30:00</text:p>
          </table:table-cell>
          <table:table-cell office:value-type="string" table:style-name="ce6">
            <text:p>2021-09-12 20:30:00</text:p>
          </table:table-cell>
          <table:table-cell office:value-type="string" table:style-name="ce6">
            <text:p>2021-09-12 22:3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Mplus Jamás Perfectas 9:00 p.m.</text:p>
          </table:table-cell>
          <table:table-cell office:value-type="string" table:style-name="ce5">
            <text:p>M PLUS HD</text:p>
          </table:table-cell>
          <table:table-cell office:value-type="string" table:style-name="ce6">
            <text:p>2021-09-12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1:00:00</text:p>
          </table:table-cell>
          <table:table-cell office:value-type="string" table:style-name="ce6">
            <text:p>23:00:00</text:p>
          </table:table-cell>
          <table:table-cell office:value-type="string" table:style-name="ce6">
            <text:p>2021-09-12 21:00:00</text:p>
          </table:table-cell>
          <table:table-cell office:value-type="string" table:style-name="ce6">
            <text:p>2021-09-12 23:0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Mdeportes Después de Todo 10:00 p.m.</text:p>
          </table:table-cell>
          <table:table-cell office:value-type="string" table:style-name="ce5">
            <text:p>M DEPORTES HD</text:p>
          </table:table-cell>
          <table:table-cell office:value-type="string" table:style-name="ce6">
            <text:p>2021-09-12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2:00:00</text:p>
          </table:table-cell>
          <table:table-cell office:value-type="string" table:style-name="ce6">
            <text:p>23:59:59</text:p>
          </table:table-cell>
          <table:table-cell office:value-type="string" table:style-name="ce6">
            <text:p>2021-09-12 22:00:00</text:p>
          </table:table-cell>
          <table:table-cell office:value-type="string" table:style-name="ce6">
            <text:p>2021-09-12 23:59:59</text:p>
          </table:table-cell>
          <table:table-cell table:number-columns-repeated="16376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creator>Walter Jesus Rivera Salcedo</dc:creator>
    <dc:date>2023-05-08T16:35:41Z</dc:date>
    <meta:editing-cycles>40</meta:editing-cycles>
    <meta:editing-duration>PT44355S</meta:editing-duration>
  </office:meta>
</office:document-meta>
</file>